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2.0146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2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79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625in" style:rel-column-width="900*"/>
    </style:style>
    <style:style style:name="Table6.B" style:family="table-column">
      <style:table-column-properties style:column-width="2.1806in" style:rel-column-width="3140*"/>
    </style:style>
    <style:style style:name="Table6.C" style:family="table-column">
      <style:table-column-properties style:column-width="1.4444in" style:rel-column-width="2080*"/>
    </style:style>
    <style:style style:name="Table6.D" style:family="table-column">
      <style:table-column-properties style:column-width="1.1042in" style:rel-column-width="1590*"/>
    </style:style>
    <style:style style:name="Table6.E" style:family="table-column">
      <style:table-column-properties style:column-width="1.3389in" style:rel-column-width="192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2.75in" fo:margin-left="4.0042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187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.159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2.4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weight="bold" officeooo:rsid="0022e155" officeooo:paragraph-rsid="0022e155" style:font-weight-asian="bold" style:font-weight-complex="bold"/>
    </style:style>
    <style:style style:name="P3" style:family="paragraph" style:parent-style-name="Standard">
      <style:text-properties style:font-name="FreeSans" fo:font-weight="bold" officeooo:rsid="002470e3" officeooo:paragraph-rsid="002470e3" style:font-weight-asian="bold" style:font-weight-complex="bold"/>
    </style:style>
    <style:style style:name="P4" style:family="paragraph" style:parent-style-name="Standard">
      <style:text-properties style:font-name="FreeSans" officeooo:rsid="0022e155" officeooo:paragraph-rsid="0022e155"/>
    </style:style>
    <style:style style:name="P5" style:family="paragraph" style:parent-style-name="Standard">
      <style:text-properties style:font-name="FreeSans" fo:font-weight="normal" officeooo:rsid="002470e3" officeooo:paragraph-rsid="002470e3" style:font-weight-asian="normal" style:font-weight-complex="normal"/>
    </style:style>
    <style:style style:name="P6" style:family="paragraph" style:parent-style-name="Standard">
      <style:text-properties style:font-name="FreeSans" fo:font-weight="normal" officeooo:rsid="00253ac0" officeooo:paragraph-rsid="00253ac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6pt" fo:font-weight="bold" officeooo:rsid="0022e155" officeooo:paragraph-rsid="0022e155" style:font-size-asian="16pt" style:font-weight-asian="bold" style:font-size-complex="16pt" style:font-weight-complex="bold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fo:font-weight="bold" officeooo:rsid="0022e155" officeooo:paragraph-rsid="0022e155" style:font-weight-asian="bold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fo:font-weight="normal" officeooo:rsid="00253ac0" officeooo:paragraph-rsid="00253ac0" style:font-weight-asian="normal" style:font-weight-complex="normal"/>
    </style:style>
    <style:style style:name="P10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officeooo:rsid="00253ac0" officeooo:paragraph-rsid="00253ac0"/>
    </style:style>
    <style:style style:name="P11" style:family="paragraph" style:parent-style-name="Table_20_Contents">
      <style:text-properties style:font-name="FreeSans"/>
    </style:style>
    <style:style style:name="P12" style:family="paragraph" style:parent-style-name="Table_20_Contents">
      <style:text-properties style:font-name="FreeSans" officeooo:rsid="00222b27" officeooo:paragraph-rsid="00222b27"/>
    </style:style>
    <style:style style:name="P13" style:family="paragraph" style:parent-style-name="Table_20_Contents">
      <style:text-properties style:font-name="FreeSans" officeooo:paragraph-rsid="00222b27"/>
    </style:style>
    <style:style style:name="P14" style:family="paragraph" style:parent-style-name="Table_20_Contents">
      <style:text-properties style:font-name="FreeSans" officeooo:paragraph-rsid="003096d5"/>
    </style:style>
    <style:style style:name="P15" style:family="paragraph" style:parent-style-name="Table_20_Contents">
      <style:text-properties style:font-name="FreeSans" officeooo:rsid="002470e3" officeooo:paragraph-rsid="002470e3"/>
    </style:style>
    <style:style style:name="P16" style:family="paragraph" style:parent-style-name="Table_20_Contents">
      <style:text-properties style:font-name="FreeSans" officeooo:rsid="00253ac0" officeooo:paragraph-rsid="00253ac0"/>
    </style:style>
    <style:style style:name="P17" style:family="paragraph" style:parent-style-name="Table_20_Contents">
      <style:text-properties style:font-name="FreeSans"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FreeSans" fo:font-weight="bold" officeooo:rsid="002470e3" officeooo:paragraph-rsid="002470e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weight="bold" officeooo:rsid="002470e3" officeooo:paragraph-rsid="0055efb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eeSans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weight="bold" officeooo:paragraph-rsid="0055efbd" style:font-weight-asian="bold" style:font-weight-complex="bold"/>
    </style:style>
    <style:style style:name="P22" style:family="paragraph" style:parent-style-name="Table_20_Contents">
      <style:text-properties style:font-name="FreeSans" fo:font-weight="bold" officeooo:paragraph-rsid="0055efb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officeooo:paragraph-rsid="0055efbd"/>
    </style:style>
    <style:style style:name="P24" style:family="paragraph" style:parent-style-name="Table_20_Contents">
      <style:text-properties style:font-name="FreeSans" officeooo:paragraph-rsid="0055efbd"/>
    </style:style>
    <style:style style:name="T1" style:family="text">
      <style:text-properties officeooo:rsid="00222b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dd1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ank_name" text:name="py3o.bank.name"/>
        <text:user-field-decl office:value-type="string" office:string-value="bank_bik" text:name="py3o.bank.bik"/>
        <text:user-field-decl office:value-type="string" office:string-value="bank_acc_num" text:name="py3o.bank.accountNumber"/>
        <text:user-field-decl office:value-type="string" office:string-value="client_info" text:name="py3o.client.info"/>
        <text:user-field-decl office:value-type="string" office:string-value="document_number" text:name="py3o.document.number"/>
        <text:user-field-decl office:value-type="string" office:string-value="document_date" text:name="py3o.document.date"/>
        <text:user-field-decl office:value-type="string" office:string-value="document_contract" text:name="py3o.document.contract"/>
        <text:user-field-decl office:value-type="string" office:string-value="inn_provider" text:name="py3o.provider.inn"/>
        <text:user-field-decl office:value-type="string" office:string-value="kpp_provider" text:name="py3o.provider.kpp"/>
        <text:user-field-decl office:value-type="string" office:string-value="provider_name" text:name="py3o.provider.name"/>
        <text:user-field-decl office:value-type="string" office:string-value="provider_acc_num" text:name="py3o.provider.accountNumber"/>
        <text:user-field-decl office:value-type="string" office:string-value="provider_info" text:name="py3o.provider.info"/>
        <text:user-field-decl office:value-type="string" office:string-value="item.index" text:name="py3o.item.index"/>
        <text:user-field-decl office:value-type="string" office:string-value="item.name" text:name="py3o.item.name"/>
        <text:user-field-decl office:value-type="string" office:string-value="item.amount" text:name="py3o.item.amount"/>
        <text:user-field-decl office:value-type="string" office:string-value="item.unit" text:name="py3o.item.unit"/>
        <text:user-field-decl office:value-type="string" office:string-value="item.price" text:name="py3o.item.price"/>
        <text:user-field-decl office:value-type="string" office:string-value="item.total" text:name="py3o.item.total"/>
        <text:user-field-decl office:value-type="string" office:string-value="bill.total" text:name="py3o.bill.total"/>
        <text:user-field-decl office:value-type="string" office:string-value="bill.tax" text:name="py3o.bill.tax"/>
        <text:user-field-decl office:value-type="string" office:string-value="bill.payment" text:name="py3o.bill.payment"/>
        <text:user-field-decl office:value-type="string" office:string-value="bill.countService" text:name="py3o.bill.countService"/>
        <text:user-field-decl office:value-type="string" office:string-value="doc_num" text:name="py3o.doc.num"/>
        <text:user-field-decl office:value-type="string" office:string-value="doc_date" text:name="py3o.doc.date"/>
        <text:user-field-decl office:value-type="string" office:string-value="doc_contract" text:name="py3o.doc.contract"/>
        <text:user-field-decl office:value-type="string" office:string-value="bank_acc_num" text:name="py3o.bank.acc_num"/>
        <text:user-field-decl office:value-type="string" office:string-value="provider_acc_num" text:name="py3o.provider.acc_num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table:number-columns-spanned="2" office:value-type="string">
            <text:p text:style-name="P11"><text:user-field-get text:name="py3o.bank.name">bank_name</text:user-field-get></text:p>
            <text:p text:style-name="P11"/>
            <text:p text:style-name="P12">Банк получателя</text:p>
          </table:table-cell>
          <table:covered-table-cell/>
          <table:table-cell table:style-name="Table1.A1" office:value-type="string">
            <text:p text:style-name="P12">БИК</text:p>
          </table:table-cell>
          <table:table-cell table:style-name="Table1.D1" office:value-type="string">
            <text:p text:style-name="P11"><text:user-field-get text:name="py3o.bank.bik">bank_bik</text:user-field-get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3"><text:span text:style-name="T1">Сч. </text:span><text:bookmark text:name=":nr"/>№</text:p>
          </table:table-cell>
          <table:table-cell table:style-name="Table1.D1" office:value-type="string">
            <text:p text:style-name="P14"><text:user-field-get text:name="py3o.bank.acc_num">bank_acc_num</text:user-field-get></text:p>
          </table:table-cell>
        </table:table-row>
        <table:table-row>
          <table:table-cell table:style-name="Table1.C2" office:value-type="string">
            <text:p text:style-name="P12">ИНН <text:user-field-get text:name="py3o.provider.inn">inn_provider</text:user-field-get></text:p>
          </table:table-cell>
          <table:table-cell table:style-name="Table1.C2" office:value-type="string">
            <text:p text:style-name="P12">КПП <text:user-field-get text:name="py3o.provider.kpp">kpp_provider</text:user-field-get></text:p>
          </table:table-cell>
          <table:table-cell table:style-name="Table1.C2" table:number-rows-spanned="2" office:value-type="string">
            <text:p text:style-name="P13"><text:span text:style-name="T1">Сч. </text:span><text:bookmark text:name=":nr1"/>№</text:p>
          </table:table-cell>
          <table:table-cell table:style-name="Table1.D3" table:number-rows-spanned="2" office:value-type="string">
            <text:p text:style-name="P11"><text:user-field-get text:name="py3o.provider.acc_num">provider_acc_num</text:user-field-get></text:p>
          </table:table-cell>
        </table:table-row>
        <table:table-row>
          <table:table-cell table:style-name="Table1.C2" table:number-columns-spanned="2" office:value-type="string">
            <text:p text:style-name="P11"><text:user-field-get text:name="py3o.provider.name">provider_name</text:user-field-get></text:p>
            <text:p text:style-name="P11"/>
            <text:p text:style-name="P12">Получатель</text:p>
          </table:table-cell>
          <table:covered-table-cell/>
          <table:covered-table-cell/>
          <table:covered-table-cell/>
        </table:table-row>
      </table:table>
      <text:p text:style-name="P1"/>
      <text:p text:style-name="P7">Счет на оплату <text:bookmark text:name=":nr2"/>№ <text:user-field-get text:name="py3o.doc.num">doc_num</text:user-field-get><text:s/>от <text:user-field-get text:name="py3o.doc.date">doc_date</text:user-field-get></text:p>
      <text:p text:style-name="P8"/>
      <text:p text:style-name="P2"/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Поставщик:</text:p>
          </table:table-cell>
          <table:table-cell table:style-name="Table2.A1" office:value-type="string">
            <text:p text:style-name="P17"><text:user-field-get text:name="py3o.provider.info">provider_info</text:user-field-get></text:p>
          </table:table-cell>
        </table:table-row>
        <table:table-row table:style-name="Table2.1">
          <table:table-cell table:style-name="Table2.A1" office:value-type="string">
            <text:p text:style-name="P15">Покупатель:</text:p>
          </table:table-cell>
          <table:table-cell table:style-name="Table2.A1" office:value-type="string">
            <text:p text:style-name="P17"><text:user-field-get text:name="py3o.client.info">client_info</text:user-field-get></text:p>
          </table:table-cell>
        </table:table-row>
        <table:table-row>
          <table:table-cell table:style-name="Table2.A1" office:value-type="string">
            <text:p text:style-name="P15">Основание:</text:p>
          </table:table-cell>
          <table:table-cell table:style-name="Table2.A1" office:value-type="string">
            <text:p text:style-name="P22"><text:user-field-get text:name="py3o.doc.contract">doc_contract</text:user-field-get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1">№</text:p>
          </table:table-cell>
          <table:table-cell table:style-name="Table6.A1" office:value-type="string">
            <text:p text:style-name="P19">Товары (работы, услуги)</text:p>
          </table:table-cell>
          <table:table-cell table:style-name="Table6.A1" office:value-type="string">
            <text:p text:style-name="P19">Кол-во</text:p>
          </table:table-cell>
          <table:table-cell table:style-name="Table6.A1" office:value-type="string">
            <text:p text:style-name="P19">Ед.</text:p>
          </table:table-cell>
          <table:table-cell table:style-name="Table6.E1" office:value-type="string">
            <text:p text:style-name="P19">Сумма</text:p>
          </table:table-cell>
        </table:table-row>
        <table:table-row>
          <table:table-cell table:style-name="Table6.A2" table:number-columns-spanned="5" office:value-type="string">
            <text:p text:style-name="P24"><text:a xlink:type="simple" xlink:href="py3o://for=%22item%20in%20items%22" text:style-name="Internet_20_link" text:visited-style-name="Visited_20_Internet_20_Link"><text:span text:style-name="T3">for="item in item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23"><text:text-input text:description=""/><text:user-field-get text:name="py3o.item.index">item.index</text:user-field-get></text:p>
          </table:table-cell>
          <table:table-cell table:style-name="Table6.A3" office:value-type="string">
            <text:p text:style-name="P23"><text:user-field-get text:name="py3o.item.name">item.name</text:user-field-get></text:p>
          </table:table-cell>
          <table:table-cell table:style-name="Table6.A3" office:value-type="string">
            <text:p text:style-name="P23"><text:user-field-get text:name="py3o.item.amount">item.amount</text:user-field-get></text:p>
          </table:table-cell>
          <table:table-cell table:style-name="Table6.A3" office:value-type="string">
            <text:p text:style-name="P23"><text:user-field-get text:name="py3o.item.unit">item.unit</text:user-field-get></text:p>
          </table:table-cell>
          <table:table-cell table:style-name="Table6.A2" office:value-type="string">
            <text:p text:style-name="P23"><text:user-field-get text:name="py3o.item.total">item.total</text:user-field-get></text:p>
          </table:table-cell>
        </table:table-row>
        <table:table-row>
          <table:table-cell table:style-name="Table6.A2" table:number-columns-spanned="5" office:value-type="string">
            <text:p text:style-name="P24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Итого:</text:p>
          </table:table-cell>
          <table:table-cell table:style-name="Table4.A1" office:value-type="string">
            <text:p text:style-name="P20"><text:user-field-get text:name="py3o.bill.total">bill.total</text:user-field-get></text:p>
          </table:table-cell>
        </table:table-row>
        <table:table-row>
          <table:table-cell table:style-name="Table4.A1" office:value-type="string">
            <text:p text:style-name="P18">В том числе НДС:</text:p>
          </table:table-cell>
          <table:table-cell table:style-name="Table4.A1" office:value-type="string">
            <text:p text:style-name="P20"><text:user-field-get text:name="py3o.bill.tax">bill.tax</text:user-field-get></text:p>
          </table:table-cell>
        </table:table-row>
        <table:table-row>
          <table:table-cell table:style-name="Table4.A1" office:value-type="string">
            <text:p text:style-name="P18">Всего к оплате:</text:p>
          </table:table-cell>
          <table:table-cell table:style-name="Table4.A1" office:value-type="string">
            <text:p text:style-name="P20"><text:user-field-get text:name="py3o.bill.payment">bill.payment</text:user-field-get></text:p>
          </table:table-cell>
        </table:table-row>
      </table:table>
      <text:p text:style-name="P5">Всего наименований <text:span text:style-name="T2"><text:user-field-get text:name="py3o.bill.countService">bill.countService</text:user-field-get></text:span>, на сумм <text:span text:style-name="T2"><text:user-field-get text:name="py3o.bill.payment">bill.payment</text:user-field-get></text:span><text:s/>руб.</text:p>
      <text:p text:style-name="P5"/>
      <text:p text:style-name="P5"/>
      <text:p text:style-name="P6">Внимание!</text:p>
      <text:p text:style-name="P6">Оплата данного счета означает согласие с условиями поставки товара.</text:p>
      <text:p text:style-name="P6">Уведомление об оплате обязантельно, в противном случае не гарантируется наличие товара на складе.</text:p>
      <text:p text:style-name="P6">Товар отпускается по факту прихода денег на р/с Поставщика, сомовызовом, при наличии доверенности и паспорта.</text:p>
      <text:p text:style-name="P9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Руководитель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6">Бузгалтер</text:p>
          </table:table-cell>
          <table:table-cell table:style-name="Table5.D1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2:35:54.947175966</meta:creation-date>
    <dc:date>2020-05-22T01:17:41.886561617</dc:date>
    <meta:editing-duration>PT4H23M32S</meta:editing-duration>
    <meta:editing-cycles>50</meta:editing-cycles>
    <meta:generator>LibreOffice/6.0.7.3$Linux_X86_64 LibreOffice_project/00m0$Build-3</meta:generator>
    <meta:document-statistic meta:table-count="5" meta:image-count="0" meta:object-count="0" meta:page-count="1" meta:paragraph-count="44" meta:word-count="106" meta:character-count="776" meta:non-whitespace-character-count="716"/>
  </office:meta>
</office:document-meta>
</file>